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RAMIREZ VILELA DE VILELA, DORYS ESTHER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RAMIREZ VILELA DE VILELA, DORYS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2:31:5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